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, aquí tienes algunos ejercicios simples para practicar cómo pasar objetos como parámetros en Java. Los ejercicios están diseñados para ayudarte a entender cómo funcionan los objetos al ser pasados a métodos.</text:p>
      <text:p text:style-name="Horizontal_20_Line"/>
      <text:h text:style-name="Heading_20_3" text:outline-level="3"><text:span text:style-name="Strong_20_Emphasis">Ejercicio 1: Modificar atributos de un objeto</text:span></text:h>
      <text:p text:style-name="Text_20_body"><text:span text:style-name="Strong_20_Emphasis">Objetivo:</text:span> Pasar un objeto a un método y modificar uno de sus atributos dentro del método.</text:p>
      <text:p text:style-name="Text_20_body"><text:span text:style-name="Strong_20_Emphasis">Descripción:</text:span> Crea una clase <text:span text:style-name="Source_20_Text">Estudiante</text:span> con los atributos <text:span text:style-name="Source_20_Text">nombre</text:span> y <text:span text:style-name="Source_20_Text">nota</text:span>. Luego, crea un método que reciba un objeto <text:span text:style-name="Source_20_Text">Estudiante</text:span> y cambie su <text:span text:style-name="Source_20_Text">nota</text:span> dentro del método.</text:p>
      <text:p text:style-name="Preformatted_20_Text"><text:span text:style-name="Source_20_Text">class Estudiante {</text:span></text:p>
      <text:p text:style-name="Preformatted_20_Text"><text:span text:style-name="Source_20_Text"><text:s text:c="4"/>String nombre;</text:span></text:p>
      <text:p text:style-name="Preformatted_20_Text"><text:span text:style-name="Source_20_Text"><text:s text:c="4"/>double nota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Estudiante(String nombre, double nota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nota = no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la información del estudiante</text:span></text:p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Nombre: " + nombre + ", Nota: " + nota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// Método que cambia la nota del estudiante</text:span></text:p>
      <text:p text:style-name="Preformatted_20_Text"><text:span text:style-name="Source_20_Text"><text:s text:c="4"/>public static void cambiarNota(Estudiante estudiante) {</text:span></text:p>
      <text:p text:style-name="Preformatted_20_Text"><text:span text:style-name="Source_20_Text"><text:s text:c="8"/>estudiante.nota = 9.5; // Cambia la nota del estudiante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Estudiante estudiante1 = new Estudiante("Pedro", 7.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strar información antes de cambiar la nota</text:span></text:p>
      <text:p text:style-name="Preformatted_20_Text"><text:span text:style-name="Source_20_Text"><text:s text:c="8"/>estudiante1.mostrarInfo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Pasar el objeto estudiante1 al método cambiarNota</text:span></text:p>
      <text:p text:style-name="Preformatted_20_Text"><text:span text:style-name="Source_20_Text"><text:s text:c="8"/>cambiarNota(estudiante1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strar información después de cambiar la nota</text:span></text:p>
      <text:p text:style-name="Preformatted_20_Text"><text:span text:style-name="Source_20_Text"><text:s text:c="8"/>estudiante1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Salida esperada:</text:span></text:p>
      <text:p text:style-name="Preformatted_20_Text"><text:span text:style-name="Source_20_Text">Nombre: Pedro, Nota: 7.0</text:span></text:p>
      <text:p text:style-name="P1"><text:span text:style-name="Source_20_Text">Nombre: Pedro, Nota: 9.5</text:span></text:p>
      <text:p text:style-name="Horizontal_20_Line"/>
      <text:h text:style-name="Heading_20_3" text:outline-level="3"><text:span text:style-name="Strong_20_Emphasis">Ejercicio 2: Usar objetos como parámetros para métodos que no modifiquen el objeto</text:span></text:h>
      <text:p text:style-name="Text_20_body"><text:span text:style-name="Strong_20_Emphasis">Objetivo:</text:span> Pasar un objeto a un método y hacer que el método utilice el objeto, pero sin modificarlo.</text:p>
      <text:p text:style-name="Text_20_body"><text:soft-page-break/><text:span text:style-name="Strong_20_Emphasis">Descripción:</text:span> Crea una clase <text:span text:style-name="Source_20_Text">Libro</text:span> con los atributos <text:span text:style-name="Source_20_Text">titulo</text:span> y <text:span text:style-name="Source_20_Text">autor</text:span>. Luego, crea un método que reciba un objeto <text:span text:style-name="Source_20_Text">Libro</text:span> y simplemente muestre su información, sin modificarla.</text:p>
      <text:p text:style-name="Preformatted_20_Text"><text:span text:style-name="Source_20_Text">class Libro {</text:span></text:p>
      <text:p text:style-name="Preformatted_20_Text"><text:span text:style-name="Source_20_Text"><text:s text:c="4"/>String titulo;</text:span></text:p>
      <text:p text:style-name="Preformatted_20_Text"><text:span text:style-name="Source_20_Text"><text:s text:c="4"/>String autor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Libro(String titulo, String autor) {</text:span></text:p>
      <text:p text:style-name="Preformatted_20_Text"><text:span text:style-name="Source_20_Text"><text:s text:c="8"/>this.titulo = titulo;</text:span></text:p>
      <text:p text:style-name="Preformatted_20_Text"><text:span text:style-name="Source_20_Text"><text:s text:c="8"/>this.autor = au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la información del libro</text:span></text:p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Título: " + titulo + ", Autor: " + autor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// Método que imprime la información del libro sin modificarlo</text:span></text:p>
      <text:p text:style-name="Preformatted_20_Text"><text:span text:style-name="Source_20_Text"><text:s text:c="4"/>public static void mostrarLibro(Libro libro) {</text:span></text:p>
      <text:p text:style-name="Preformatted_20_Text"><text:span text:style-name="Source_20_Text"><text:s text:c="8"/>libro.mostrarInfo(); // Solo muestra la información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Libro libro1 = new Libro("Don Quijote", "Miguel de Cervante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Llamar al método para mostrar la información del libro</text:span></text:p>
      <text:p text:style-name="Preformatted_20_Text"><text:span text:style-name="Source_20_Text"><text:s text:c="8"/>mostrarLibro(libro1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Salida esperada:</text:span></text:p>
      <text:p text:style-name="P1"><text:span text:style-name="Source_20_Text">Título: Don Quijote, Autor: Miguel de Cervantes</text:span></text:p>
      <text:p text:style-name="Horizontal_20_Line"/>
      <text:h text:style-name="Heading_20_3" text:outline-level="3"><text:span text:style-name="Strong_20_Emphasis">Ejercicio 3: Pasar varios objetos como parámetros</text:span></text:h>
      <text:p text:style-name="Text_20_body"><text:span text:style-name="Strong_20_Emphasis">Objetivo:</text:span> Pasar varios objetos a un método y realizar una operación con ellos.</text:p>
      <text:p text:style-name="Text_20_body"><text:span text:style-name="Strong_20_Emphasis">Descripción:</text:span> Crea una clase <text:span text:style-name="Source_20_Text">Producto</text:span> con los atributos <text:span text:style-name="Source_20_Text">nombre</text:span> y <text:span text:style-name="Source_20_Text">precio</text:span>. Luego, crea un método que reciba dos objetos <text:span text:style-name="Source_20_Text">Producto</text:span> y calcule el total de su precio sumando ambos precios.</text:p>
      <text:p text:style-name="Preformatted_20_Text"><text:span text:style-name="Source_20_Text">class Producto {</text:span></text:p>
      <text:p text:style-name="Preformatted_20_Text"><text:span text:style-name="Source_20_Text"><text:s text:c="4"/>String nombre;</text:span></text:p>
      <text:p text:style-name="Preformatted_20_Text"><text:span text:style-name="Source_20_Text"><text:s text:c="4"/>double precio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Producto(String nombre, double precio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precio = prec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la información del producto</text:span></text:p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Producto: " + nombre + ", Precio: " + precio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public class Main {</text:span></text:p>
      <text:p text:style-name="Preformatted_20_Text"><text:span text:style-name="Source_20_Text"><text:s text:c="4"/>// Método que recibe dos productos y calcula el total</text:span></text:p>
      <text:p text:style-name="Preformatted_20_Text"><text:span text:style-name="Source_20_Text"><text:s text:c="4"/>public static void calcularTotal(Producto producto1, Producto producto2) {</text:span></text:p>
      <text:p text:style-name="Preformatted_20_Text"><text:span text:style-name="Source_20_Text"><text:s text:c="8"/>double total = producto1.precio + producto2.precio;</text:span></text:p>
      <text:p text:style-name="Preformatted_20_Text"><text:span text:style-name="Source_20_Text"><text:s text:c="8"/>System.out.println("El total es: " + total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roducto producto1 = new Producto("Camiseta", 15.0);</text:span></text:p>
      <text:p text:style-name="Preformatted_20_Text"><text:span text:style-name="Source_20_Text"><text:s text:c="8"/>Producto producto2 = new Producto("Pantalón", 25.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Llamar al método para calcular el total de los productos</text:span></text:p>
      <text:p text:style-name="Preformatted_20_Text"><text:span text:style-name="Source_20_Text"><text:s text:c="8"/>calcularTotal(producto1, producto2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Salida esperada:</text:span></text:p>
      <text:p text:style-name="P1"><text:span text:style-name="Source_20_Text">El total es: 40.0</text:span></text:p>
      <text:p text:style-name="Horizontal_20_Line"/>
      <text:h text:style-name="Heading_20_3" text:outline-level="3"><text:span text:style-name="Strong_20_Emphasis">Ejercicio 4: Comprobación de igualdad de objetos</text:span></text:h>
      <text:p text:style-name="Text_20_body"><text:span text:style-name="Strong_20_Emphasis">Objetivo:</text:span> Comparar dos objetos de una clase para ver si son iguales según sus atributos.</text:p>
      <text:p text:style-name="Text_20_body"><text:span text:style-name="Strong_20_Emphasis">Descripción:</text:span> Crea una clase <text:span text:style-name="Source_20_Text">Persona</text:span> con los atributos <text:span text:style-name="Source_20_Text">nombre</text:span> y <text:span text:style-name="Source_20_Text">edad</text:span>. Luego, crea un método que reciba dos objetos <text:span text:style-name="Source_20_Text">Persona</text:span> y compare si tienen el mismo nombre y edad.</text:p>
      <text:p text:style-name="Preformatted_20_Text"><text:span text:style-name="Source_20_Text">class Persona {</text:span></text:p>
      <text:p text:style-name="Preformatted_20_Text"><text:span text:style-name="Source_20_Text"><text:s text:c="4"/>String nombre;</text:span></text:p>
      <text:p text:style-name="Preformatted_20_Text"><text:span text:style-name="Source_20_Text"><text:s text:c="4"/>int edad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Persona(String nombre, int edad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edad = e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comparar si dos personas son iguales</text:span></text:p>
      <text:p text:style-name="Preformatted_20_Text"><text:span text:style-name="Source_20_Text"><text:s text:c="4"/>public static boolean sonIguales(Persona p1, Persona p2) {</text:span></text:p>
      <text:p text:style-name="Preformatted_20_Text"><text:span text:style-name="Source_20_Text"><text:s text:c="8"/>return p1.nombre.equals(p2.nombre) &amp;&amp; p1.edad == p2.eda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ersona persona1 = new Persona("Ana", 30);</text:span></text:p>
      <text:p text:style-name="Preformatted_20_Text"><text:span text:style-name="Source_20_Text"><text:s text:c="8"/>Persona persona2 = new Persona("Ana", 30);</text:span></text:p>
      <text:p text:style-name="Preformatted_20_Text"><text:span text:style-name="Source_20_Text"><text:s text:c="8"/>Persona persona3 = new Persona("Luis", 25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omparar dos personas</text:span></text:p>
      <text:p text:style-name="Preformatted_20_Text"><text:span text:style-name="Source_20_Text"><text:s text:c="8"/>System.out.println(sonIguales(persona1, persona2)); // True</text:span></text:p>
      <text:p text:style-name="Preformatted_20_Text"><text:span text:style-name="Source_20_Text"><text:s text:c="8"/>System.out.println(sonIguales(persona1, persona3)); // False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Salida esperada:</text:span></text:p>
      <text:p text:style-name="Preformatted_20_Text"><text:span text:style-name="Source_20_Text">true</text:span></text:p>
      <text:p text:style-name="P1"><text:span text:style-name="Source_20_Text">false</text:span></text:p>
      <text:p text:style-name="Horizontal_20_Line"><text:soft-page-break/></text:p>
      <text:h text:style-name="Heading_20_3" text:outline-level="3"><text:span text:style-name="Strong_20_Emphasis">Ejercicio 5: Modificar un objeto dentro de un array</text:span></text:h>
      <text:p text:style-name="Text_20_body"><text:span text:style-name="Strong_20_Emphasis">Objetivo:</text:span> Modificar un objeto dentro de un arreglo de objetos.</text:p>
      <text:p text:style-name="Text_20_body"><text:span text:style-name="Strong_20_Emphasis">Descripción:</text:span> Crea una clase <text:span text:style-name="Source_20_Text">Empleado</text:span> con los atributos <text:span text:style-name="Source_20_Text">nombre</text:span> y <text:span text:style-name="Source_20_Text">salario</text:span>. Luego, crea un método que reciba un arreglo de objetos <text:span text:style-name="Source_20_Text">Empleado</text:span> y actualice el salario de un empleado en la posición indicada.</text:p>
      <text:p text:style-name="Preformatted_20_Text"><text:span text:style-name="Source_20_Text">class Empleado {</text:span></text:p>
      <text:p text:style-name="Preformatted_20_Text"><text:span text:style-name="Source_20_Text"><text:s text:c="4"/>String nombre;</text:span></text:p>
      <text:p text:style-name="Preformatted_20_Text"><text:span text:style-name="Source_20_Text"><text:s text:c="4"/>double salario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Empleado(String nombre, double salario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salario = salar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la información del empleado</text:span></text:p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Empleado: " + nombre + ", Salario: " + salario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// Método que actualiza el salario de un empleado</text:span></text:p>
      <text:p text:style-name="Preformatted_20_Text"><text:span text:style-name="Source_20_Text"><text:s text:c="4"/>public static void actualizarSalario(Empleado[] empleados, int index, double nuevoSalario) {</text:span></text:p>
      <text:p text:style-name="Preformatted_20_Text"><text:span text:style-name="Source_20_Text"><text:s text:c="8"/>empleados[index].salario = nuevoSalar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Empleado[] empleados = new Empleado[3];</text:span></text:p>
      <text:p text:style-name="Preformatted_20_Text"><text:span text:style-name="Source_20_Text"><text:s text:c="8"/>empleados[0] = new Empleado("Carlos", 2000);</text:span></text:p>
      <text:p text:style-name="Preformatted_20_Text"><text:span text:style-name="Source_20_Text"><text:s text:c="8"/>empleados[1] = new Empleado("Laura", 2500);</text:span></text:p>
      <text:p text:style-name="Preformatted_20_Text"><text:span text:style-name="Source_20_Text"><text:s text:c="8"/>empleados[2] = new Empleado("Luis", 2200);</text:span></text:p>
      <text:p text:style-name="Preformatted_20_Text"/>
      <text:p text:style-name="Preformatted_20_Text"><text:span text:style-name="Source_20_Text"><text:s text:c="8"/>// Mostrar información antes de la actualización</text:span></text:p>
      <text:p text:style-name="Preformatted_20_Text"><text:span text:style-name="Source_20_Text"><text:s text:c="8"/>for (Empleado e : empleados) {</text:span></text:p>
      <text:p text:style-name="Preformatted_20_Text"><text:span text:style-name="Source_20_Text"><text:s text:c="12"/>e.mostrarInfo(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ctualizar el salario del primer empleado</text:span></text:p>
      <text:p text:style-name="Preformatted_20_Text"><text:span text:style-name="Source_20_Text"><text:s text:c="8"/>actualizarSalario(empleados, 0, 3000);</text:span></text:p>
      <text:p text:style-name="Preformatted_20_Text"/>
      <text:p text:style-name="Preformatted_20_Text"><text:span text:style-name="Source_20_Text"><text:s text:c="8"/>// Mostrar información después de la actualización</text:span></text:p>
      <text:p text:style-name="Preformatted_20_Text"><text:span text:style-name="Source_20_Text"><text:s text:c="8"/>System.out.println("\nDespués de la actualización:");</text:span></text:p>
      <text:p text:style-name="Preformatted_20_Text"><text:span text:style-name="Source_20_Text"><text:s text:c="8"/>for (Empleado e : empleados) {</text:span></text:p>
      <text:p text:style-name="Preformatted_20_Text"><text:span text:style-name="Source_20_Text"><text:s text:c="12"/>e.mostrar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Salida esperada:</text:span></text:p>
      <text:p text:style-name="Preformatted_20_Text"><text:span text:style-name="Source_20_Text">Empleado: Carlos, Salario: 2000.0</text:span></text:p>
      <text:p text:style-name="Preformatted_20_Text"><text:span text:style-name="Source_20_Text">Empleado: Laura, Salario: 2500.0</text:span></text:p>
      <text:p text:style-name="Preformatted_20_Text"><text:span text:style-name="Source_20_Text">Empleado: Luis, Salario: 2200.0</text:span></text:p>
      <text:p text:style-name="Preformatted_20_Text"/>
      <text:p text:style-name="Preformatted_20_Text"><text:span text:style-name="Source_20_Text">Después de la actualización:</text:span></text:p>
      <text:p text:style-name="Preformatted_20_Text"><text:soft-page-break/><text:span text:style-name="Source_20_Text">Empleado: Carlos, Salario: 3000.0</text:span></text:p>
      <text:p text:style-name="Preformatted_20_Text"><text:span text:style-name="Source_20_Text">Empleado: Laura, Salario: 2500.0</text:span></text:p>
      <text:p text:style-name="P1"><text:span text:style-name="Source_20_Text">Empleado: Luis, Salario: 2200.0</text:span></text:p>
      <text:p text:style-name="Horizontal_20_Line"/>
      <text:p text:style-name="Text_20_body">Estos ejercicios te ayudarán a practicar cómo trabajar con objetos en Java, pasándolos como parámetros a métodos y manipulando sus propiedades. Si necesitas más detalles o ejemplos adicionales, ¡avísame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0:04:11.856644992</meta:creation-date>
    <dc:date>2025-02-05T20:05:36.248684731</dc:date>
    <meta:editing-duration>PT1M24S</meta:editing-duration>
    <meta:editing-cycles>1</meta:editing-cycles>
    <meta:document-statistic meta:table-count="0" meta:image-count="0" meta:object-count="0" meta:page-count="5" meta:paragraph-count="178" meta:word-count="945" meta:character-count="7010" meta:non-whitespace-character-count="5493"/>
    <meta:generator>LibreOffice/7.3.7.2$Linux_X86_64 LibreOffice_project/30$Build-2</meta:generator>
  </office:meta>
</office:document-meta>
</file>